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gsana New1" svg:font-family="'Angsana New'"/>
    <style:font-face style:name="Simplified Arabic Fixed" svg:font-family="'Simplified Arabic Fixed'" style:font-family-generic="modern" style:font-pitch="fixed"/>
    <style:font-face style:name="Stencil" svg:font-family="Stencil" style:font-family-generic="decorative" style:font-pitch="variable"/>
    <style:font-face style:name="JasmineUPC" svg:font-family="JasmineUP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break-before="column"/>
    </style:style>
    <style:style style:name="T1" style:family="text">
      <style:text-properties style:font-name="Simplified Arabic Fixe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Isign</text:span>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gsana New1" svg:font-family="'Angsana New'"/>
    <style:font-face style:name="Simplified Arabic Fixed" svg:font-family="'Simplified Arabic Fixed'" style:font-family-generic="modern" style:font-pitch="fixed"/>
    <style:font-face style:name="Stencil" svg:font-family="Stencil" style:font-family-generic="decorative" style:font-pitch="variable"/>
    <style:font-face style:name="JasmineUPC" svg:font-family="JasmineUP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ngsana New" style:font-size-complex="18.6499996185303pt"/>
    </style:style>
    <style:style style:name="List" style:family="paragraph" style:parent-style-name="Text_20_body" style:class="list">
      <style:text-properties style:font-name-complex="Angsana New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gsana New1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gsana New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 style:footnote-max-height="0cm">
        <style:background-image/>
        <style:columns fo:column-count="3" fo:column-gap="0cm">
          <style:column-sep style:width="0.002cm" style:color="#000000" style:height="100%"/>
          <style:column style:rel-width="5234*" fo:start-indent="0cm" fo:end-indent="0cm"/>
          <style:column style:rel-width="5234*" fo:start-indent="0cm" fo:end-indent="0cm"/>
          <style:column style:rel-width="5236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7-06-14T16:08:11</meta:creation-date>
    <dc:date>2007-06-14T16:17:03</dc:date>
    <dc:language>en-US</dc:language>
    <meta:editing-cycles>2</meta:editing-cycles>
    <meta:editing-duration>PT8M5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" meta:character-count="6"/>
  </office:meta>
</office:document-meta>
</file>